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</table:table>
      <table:table table:name="2017 p2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6:52:29.628846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7-23T16:54:10.281422902</dc:date>
    <meta:editing-duration>PT15H37M41S</meta:editing-duration>
    <meta:editing-cycles>317</meta:editing-cycles>
    <meta:generator>LibreOffice/5.1.6.2$Linux_X86_64 LibreOffice_project/10m0$Build-2</meta:generator>
    <meta:document-statistic meta:table-count="6" meta:cell-count="977" meta:object-count="0"/>
  </office:meta>
</office:document-meta>
</file>